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8955" officeooo:paragraph-rsid="00168955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89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9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a5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e8b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15d5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27d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text-properties officeooo:rsid="0019a5d5" officeooo:paragraph-rsid="0019a5d5"/>
    </style:style>
    <style:style style:name="P9" style:family="paragraph" style:parent-style-name="Standard">
      <style:text-properties officeooo:rsid="0019a5d5" officeooo:paragraph-rsid="001b9d49"/>
    </style:style>
    <style:style style:name="P10" style:family="paragraph" style:parent-style-name="Standard">
      <style:paragraph-properties fo:text-align="center" style:justify-single-word="false"/>
      <style:text-properties officeooo:rsid="0019a5d5" officeooo:paragraph-rsid="0019a5d5"/>
    </style:style>
    <style:style style:name="P11" style:family="paragraph" style:parent-style-name="Standard">
      <style:paragraph-properties fo:text-align="center" style:justify-single-word="false" style:text-autospace="none"/>
      <style:text-properties officeooo:rsid="005a182b" officeooo:paragraph-rsid="0019a5d5"/>
    </style:style>
    <style:style style:name="P12" style:family="paragraph" style:parent-style-name="Standard">
      <style:paragraph-properties fo:text-align="center" style:justify-single-word="false" style:text-autospace="none"/>
      <style:text-properties officeooo:rsid="005a182b" officeooo:paragraph-rsid="001b9d49"/>
    </style:style>
    <style:style style:name="P13" style:family="paragraph" style:parent-style-name="Standard">
      <style:paragraph-properties fo:text-align="center" style:justify-single-word="false" style:text-autospace="none"/>
      <style:text-properties officeooo:rsid="005a182b" officeooo:paragraph-rsid="0017b906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27d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502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64f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250284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264f6b" style:font-name-asian="Courier New" style:font-size-asian="10pt" style:font-name-complex="Courier New" style:font-size-complex="10pt"/>
    </style:style>
    <style:style style:name="T4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dner's constant is the value of n such that</text:p>
      <text:p text:style-name="P1"/>
      <text:p text:style-name="P2"><text:span text:style-name="MathematicaFormatStandardForm"><text:span text:style-name="T1"><draw:frame draw:style-name="fr1" draw:name="Object95" text:anchor-type="as-char" svg:y="-0.3382in" svg:width="1.6035in" svg:height="0.4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/>
      <text:p text:style-name="P1">which is also</text:p>
      <text:p text:style-name="P1"/>
      <text:p text:style-name="P2"><text:span text:style-name="MathematicaFormatStandardForm"><text:span text:style-name="T1"><draw:frame draw:style-name="fr1" draw:name="Object1" text:anchor-type="as-char" svg:y="-0.3382in" svg:width="1.9689in" svg:height="0.47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/>
      <text:p text:style-name="P1">which is also</text:p>
      <text:p text:style-name="P1"/>
      <text:p text:style-name="P2"><text:span text:style-name="MathematicaFormatStandardForm"><text:span text:style-name="T1"><draw:frame draw:style-name="fr1" draw:name="Object2" text:anchor-type="as-char" svg:y="-0.2043in" svg:width="2.7209in" svg:height="0.337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/>
      <text:p text:style-name="P1">where the phi is the lerch transcendent</text:p>
      <text:p text:style-name="P1"/>
      <text:p text:style-name="P8">AND, to be a bit simpler, if n is the log of the soldner constant,</text:p>
      <text:p text:style-name="P8"/>
      <text:p text:style-name="P4"><text:span text:style-name="MathematicaFormatStandardForm"><text:span text:style-name="T1"><draw:frame draw:style-name="fr1" draw:name="Object6" text:anchor-type="as-char" svg:y="-0.3382in" svg:width="1.4811in" svg:height="0.47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8"/>
      <text:p text:style-name="P8">r</text:p>
      <text:p text:style-name="P11"><text:span text:style-name="MathematicaFormatStandardForm"><text:span text:style-name="T4"><draw:frame draw:style-name="fr1" draw:name="Object7" text:anchor-type="as-char" svg:y="-0.3382in" svg:width="1.8465in" svg:height="0.47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8">r</text:p>
      <text:p text:style-name="P12"><text:span text:style-name="MathematicaFormatStandardForm"><text:span text:style-name="T4"><draw:frame draw:style-name="fr1" draw:name="Object9" text:anchor-type="as-char" svg:y="-0.3382in" svg:width="1.6571in" svg:height="0.4783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9">r</text:p>
      <text:p text:style-name="P4"><text:span text:style-name="MathematicaFormatStandardForm"><text:span text:style-name="T1"><draw:frame draw:style-name="fr1" draw:name="Object8" text:anchor-type="as-char" svg:y="-0.2374in" svg:width="2.3362in" svg:height="0.3717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8">r</text:p>
      <text:p text:style-name="P8"/>
      <text:p text:style-name="P7"><text:span text:style-name="MathematicaFormatStandardForm"><text:span text:style-name="T1"><draw:frame draw:style-name="fr1" draw:name="Object10" text:anchor-type="as-char" svg:y="-0.2366in" svg:width="1.6492in" svg:height="0.378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10">…</text:p>
      <text:p text:style-name="P10"/>
      <text:p text:style-name="P13"><text:span text:style-name="MathematicaFormatStandardForm"><text:span text:style-name="T4"><draw:frame draw:style-name="fr1" draw:name="Object3" text:anchor-type="as-char" svg:y="-0.3382in" svg:width="1.6035in" svg:height="0.47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4" text:anchor-type="as-char" svg:y="-0.3382in" svg:width="1.5362in" svg:height="0.47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5" text:anchor-type="as-char" svg:y="-0.2339in" svg:width="1.4138in" svg:height="0.375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3"><text:soft-page-break/><text:span text:style-name="MathematicaFormatStandardForm"><text:span text:style-name="T1"/></text:span></text:p>
      <text:p text:style-name="P3"><text:span text:style-name="MathematicaFormatStandardForm"><text:span text:style-name="T1"/></text:span></text:p>
      <text:p text:style-name="P6"><text:span text:style-name="MathematicaFormatStandardForm"><text:span text:style-name="T1">…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2" text:anchor-type="as-char" svg:y="-0.3382in" svg:width="2.1484in" svg:height="0.4783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3" text:anchor-type="as-char" svg:y="-0.3382in" svg:width="1.6602in" svg:height="0.5854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5" text:anchor-type="as-char" svg:y="-0.3382in" svg:width="2.0543in" svg:height="0.4783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4" text:anchor-type="as-char" svg:y="-0.2465in" svg:width="1.3563in" svg:height="0.3992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…</text:span></text:span></text:p>
      <text:p text:style-name="P5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1" text:anchor-type="as-char" svg:y="-0.2366in" svg:width="1.6492in" svg:height="0.378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/></text:span></text:p>
      <text:p text:style-name="P15"><text:span text:style-name="MathematicaFormatStandardForm"><text:span text:style-name="T2">DONE MUCH LATER:</text:span></text:span></text:p>
      <text:p text:style-name="P15"><text:span text:style-name="MathematicaFormatStandardForm"><text:span text:style-name="T2"/></text:span></text:p>
      <text:p text:style-name="P15"><text:span text:style-name="MathematicaFormatStandardForm"><text:span text:style-name="T1"><draw:frame draw:style-name="fr1" draw:name="Object16" text:anchor-type="as-char" svg:y="-0.3382in" svg:width="1.9791in" svg:height="0.4783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2">If s=1, </text:span></text:span><text:span text:style-name="MathematicaFormatStandardForm"><text:span text:style-name="T3">n is </text:span></text:span><text:span text:style-name="MathematicaFormatStandardForm"><text:span text:style-name="T2">log of soldners constant, and</text:span></text:span></text:p>
      <text:p text:style-name="P15"><text:span text:style-name="MathematicaFormatStandardForm"><text:span text:style-name="T2"/></text:span></text:p>
      <text:p text:style-name="P15"><text:span text:style-name="MathematicaFormatStandardForm"><text:span text:style-name="T1"><draw:frame draw:style-name="fr1" draw:name="Object17" text:anchor-type="as-char" svg:y="-0.2437in" svg:width="1.0008in" svg:height="0.404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5"><text:span text:style-name="MathematicaFormatStandardForm"><text:span text:style-name="T2"/></text:span></text:p>
      <text:p text:style-name="P15"><text:span text:style-name="MathematicaFormatStandardForm"><text:span text:style-name="T2">If s = 0, </text:span></text:span><text:span text:style-name="MathematicaFormatStandardForm"><text:span text:style-name="T3">n is </text:span></text:span><text:span text:style-name="MathematicaFormatStandardForm"><text:span text:style-name="T2">1, </text:span></text:span><text:span text:style-name="MathematicaFormatStandardForm"><text:span text:style-name="T3">and</text:span></text:span></text:p>
      <text:p text:style-name="P15"><text:span text:style-name="MathematicaFormatStandardForm"><text:span text:style-name="T3"/></text:span></text:p>
      <text:p text:style-name="P16"><text:span text:style-name="MathematicaFormatStandardForm"><text:span text:style-name="T1"><draw:frame draw:style-name="fr1" draw:name="Object18" text:anchor-type="as-char" svg:y="-0.2437in" svg:width="1.2673in" svg:height="0.4047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5"><text:span text:style-name="MathematicaFormatStandardForm"><text:span text:style-name="T2"/></text:span></text:p>
      <text:p text:style-name="P15"><text:span text:style-name="MathematicaFormatStandardForm"><text:span text:style-name="T2">If s= 2, log of 1.20473..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9:44:08.558000000</meta:creation-date>
    <dc:date>2017-03-10T10:33:43.895000000</dc:date>
    <meta:editing-duration>PT3H16M29S</meta:editing-duration>
    <meta:editing-cycles>11</meta:editing-cycles>
    <meta:generator>LibreOffice/5.2.5.1$Windows_x86 LibreOffice_project/0312e1a284a7d50ca85a365c316c7abbf20a4d22</meta:generator>
    <meta:document-statistic meta:table-count="0" meta:image-count="0" meta:object-count="19" meta:page-count="2" meta:paragraph-count="35" meta:word-count="70" meta:character-count="289" meta:non-whitespace-character-count="235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row>
                <mi>log</mi>
                <mi>n</mi>
              </mrow>
              <mrow>
                <mi>log</mi>
                <mrow>
                  <mn>1</mn>
                  <mo stretchy="false">+</mo>
                  <mi>a</mi>
                </mrow>
              </mrow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+</mo>
        <mi>log</mi>
      </mrow>
      <mrow>
        <mi>a</mi>
        <mo stretchy="false">=</mo>
        <mn>0</mn>
      </mrow>
    </mrow>
    <annotation encoding="StarMath 5.0">lim from {a rightarrow 0^"+" }{ } sum from k = 1 to {{log n} over {log {1+a}}} {( 1+a )^k over k} + log a = 0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i>n</mi>
              <mi>a</mi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n>1</mn>
                    <mo stretchy="false">−</mo>
                    <mi>a</mi>
                  </mrow>
                </mrow>
                <mo fence="true" stretchy="false">)</mo>
              </mrow>
              <mi>k</mi>
            </msup>
            <mi>k</mi>
          </mfrac>
        </mrow>
      </mrow>
    </mrow>
    <annotation encoding="StarMath 5.0">lim from {a rightarrow 0^"+" }{ } sum from k = 1 to {n over a} {( 1+a )^k over k} = sum from k = 1 to infinity {{(1-a)^k} over k}</annotation>
  </semantics>
</math>
</file>

<file path=Object 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i mathvariant="normal">μ</mi>
                <mo stretchy="false">⋅</mo>
                <mi>x</mi>
              </mrow>
            </munderover>
            <mfrac>
              <mn>1</mn>
              <mi>k</mi>
            </mfrac>
          </mrow>
          <mo stretchy="false">⋅</mo>
          <msup>
            <mrow>
              <mo fence="true" stretchy="false">(</mo>
              <mrow>
                <mrow>
                  <mn>1</mn>
                  <mo stretchy="false">+</mo>
                  <mfrac>
                    <mn>1</mn>
                    <mi>x</mi>
                  </mfrac>
                </mrow>
              </mrow>
              <mo fence="true" stretchy="false">)</mo>
            </mrow>
            <mi>k</mi>
          </msup>
        </mrow>
        <mo stretchy="false">−</mo>
        <mi>log</mi>
      </mrow>
      <mrow>
        <mi>x</mi>
        <mo stretchy="false">=</mo>
        <mn>0</mn>
      </mrow>
    </mrow>
    <annotation encoding="StarMath 5.0">lim from {x rightarrow infinity }{ } sum from k = 1 to {%mu cdot x} {1 over k} cdot {( 1+1 over x )^k } - log x = 0</annotation>
  </semantics>
</math>
</file>

<file path=Object 1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i mathvariant="normal">μ</mi>
                <mo stretchy="false">⋅</mo>
                <mi>x</mi>
              </mrow>
            </munderover>
            <mfrac>
              <mn>1</mn>
              <mi>k</mi>
            </mfrac>
          </mrow>
          <mo stretchy="false">⋅</mo>
          <msup>
            <mrow>
              <mo fence="true" stretchy="false">(</mo>
              <mrow>
                <mrow>
                  <mn>1</mn>
                  <mo stretchy="false">+</mo>
                  <mfrac>
                    <mn>1</mn>
                    <mi>x</mi>
                  </mfrac>
                </mrow>
              </mrow>
              <mo fence="true" stretchy="false">)</mo>
            </mrow>
            <mi>k</mi>
          </msup>
        </mrow>
        <mo stretchy="false">−</mo>
        <mi>log</mi>
      </mrow>
      <mrow>
        <mi>x</mi>
        <mo stretchy="false">=</mo>
        <mn>0</mn>
      </mrow>
    </mrow>
    <annotation encoding="StarMath 5.0">lim from {x rightarrow infinity }{ } sum from k = 1 to {%mu cdot x} {1 over k} cdot {( 1+1 over x )^k } - log x = 0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i>x</mi>
              <mi>a</mi>
            </mfrac>
          </munderover>
          <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a</mi>
                    </mrow>
                  </mrow>
                  <mo fence="true" stretchy="false">)</mo>
                </mrow>
                <mi>k</mi>
              </msup>
              <mo stretchy="false">−</mo>
              <mn>1</mn>
            </mrow>
            <mi>k</mi>
          </mfrac>
        </mrow>
        <mo stretchy="false">=</mo>
        <mi mathvariant="italic">Ei</mi>
      </mrow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row>
        <mi>x</mi>
        <mo stretchy="false">−</mo>
        <mi mathvariant="normal">γ</mi>
      </mrow>
    </mrow>
    <annotation encoding="StarMath 5.0">lim from {a rightarrow 0^"+" }{ } sum from k = 1 to {x over a} {{( 1+a )^k-1} over k}= Ei( x )-log x - %gamma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row>
                <mn>1</mn>
                <mo stretchy="false">+</mo>
                <mrow>
                  <mo fence="true" stretchy="false">⌊</mo>
                  <mrow>
                    <mfrac>
                      <mrow>
                        <mi>log</mi>
                        <mi mathvariant="normal">μ</mi>
                      </mrow>
                      <mi>a</mi>
                    </mfrac>
                  </mrow>
                  <mo fence="true" stretchy="false">⌋</mo>
                </mrow>
              </mrow>
            </mrow>
            <mfrac>
              <mi>x</mi>
              <mi>a</mi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=</mo>
        <mi mathvariant="italic">Ei</mi>
      </mrow>
      <mrow>
        <mo fence="true" stretchy="false">(</mo>
        <mrow>
          <mi>x</mi>
        </mrow>
        <mo fence="true" stretchy="false">)</mo>
      </mrow>
    </mrow>
    <annotation encoding="StarMath 5.0">lim from {a rightarrow 0^"+" }{ } sum from k = 1+{lfloor {log %mu} over a rfloor} to {x over a} {{( 1+a )^k} over k}

=

 Ei( x )</annotation>
  </semantics>
</math>
</file>

<file path=Object 15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1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row>
                <mn>1</mn>
                <mo stretchy="false">+</mo>
                <mrow>
                  <mo fence="true" stretchy="false">⌊</mo>
                  <mrow>
                    <mrow>
                      <msub>
                        <mi>log</mi>
                        <mi>a</mi>
                      </msub>
                      <mi mathvariant="normal">μ</mi>
                    </mrow>
                  </mrow>
                  <mo fence="true" stretchy="false">⌋</mo>
                </mrow>
              </mrow>
            </mrow>
            <mrow>
              <msub>
                <mi>log</mi>
                <mi>a</mi>
              </msub>
              <mi>x</mi>
            </mrow>
          </munderover>
          <mfrac>
            <msup>
              <mi>a</mi>
              <mi>k</mi>
            </msup>
            <mi>k</mi>
          </mfrac>
        </mrow>
        <mo stretchy="false">=</mo>
        <mi mathvariant="italic">li</mi>
      </mrow>
      <mrow>
        <mo fence="true" stretchy="false">(</mo>
        <mrow>
          <mi>x</mi>
        </mrow>
        <mo fence="true" stretchy="false">)</mo>
      </mrow>
    </mrow>
    <annotation encoding="StarMath 5.0">lim from {a rightarrow 1^"+" }{ } sum from k = 1+ lfloor log_a %mu rfloor to {log_a x} {{a^k} over k}
=

 li( x )</annotation>
  </semantics>
</math>
</file>

<file path=Object 16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1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row>
                <mi>log</mi>
                <mi>x</mi>
              </mrow>
              <mrow>
                <mi>log</mi>
                <mi>a</mi>
              </mrow>
            </mfrac>
          </munderover>
          <mfrac>
            <mrow>
              <msup>
                <mi>a</mi>
                <mi>k</mi>
              </msup>
              <mo stretchy="false">−</mo>
              <mn>1</mn>
            </mrow>
            <mi>k</mi>
          </mfrac>
        </mrow>
        <mo stretchy="false">=</mo>
        <mi mathvariant="italic">li</mi>
      </mrow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i>log</mi>
      <mrow>
        <mi>x</mi>
        <mo stretchy="false">−</mo>
        <mi mathvariant="normal">γ</mi>
      </mrow>
    </mrow>
    <annotation encoding="StarMath 5.0">lim from {a rightarrow 1^"+" }{ } sum from k = 1 to {{log x} over {log a}} {{a^k-1} over k}= li( x )-log log x - %gamma</annotation>
  </semantics>
</math>
</file>

<file path=Object 17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frac>
                <mi>n</mi>
                <mi>a</mi>
              </mfrac>
            </munderover>
            <mfrac>
              <msup>
                <mrow>
                  <mo fence="true" stretchy="false">(</mo>
                  <mrow>
                    <mrow>
                      <mn>1</mn>
                      <mo stretchy="false">+</mo>
                      <mi>a</mi>
                    </mrow>
                  </mrow>
                  <mo fence="true" stretchy="false">)</mo>
                </mrow>
                <mrow>
                  <mi>s</mi>
                  <mo stretchy="false">⋅</mo>
                  <mi>k</mi>
                </mrow>
              </msup>
              <mi>k</mi>
            </mfrac>
          </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a</mi>
                    </mrow>
                  </mrow>
                  <mo fence="true" stretchy="false">)</mo>
                </mrow>
                <mrow>
                  <mi>s</mi>
                  <mo stretchy="false">⋅</mo>
                  <mi>k</mi>
                </mrow>
              </msup>
              <mi>k</mi>
            </mfrac>
          </mrow>
        </mrow>
        <mo stretchy="false">=</mo>
        <mn>0</mn>
      </mrow>
    </mrow>
    <annotation encoding="StarMath 5.0">lim from {a rightarrow 0^"+" }{ } sum from k = 1 to {n over a} {( 1+a )^{s cdot k} over k} - sum from k = 1 to infinity {{(1-a)^{s cdot k}} over k} = 0</annotation>
  </semantics>
</math>
</file>

<file path=Object 18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sup>
              <mi>e</mi>
              <mi>n</mi>
            </msup>
            <mi>x</mi>
          </munderover>
          <mfrac>
            <mn>1</mn>
            <mrow>
              <mi>log</mi>
              <mi>t</mi>
            </mrow>
          </mfrac>
        </mrow>
      </mrow>
      <mi mathvariant="italic">dt</mi>
    </mrow>
    <annotation encoding="StarMath 5.0">li( x ) = int from { e^n } to x { 1 over {log t} } dt</annotation>
  </semantics>
</math>
</file>

<file path=Object 19/content.xml><?xml version="1.0" encoding="utf-8"?>
<math xmlns="http://www.w3.org/1998/Math/MathML" display="block">
  <semantics>
    <mrow>
      <mi>log</mi>
      <mi>log</mi>
      <mrow>
        <mi>x</mi>
        <mo stretchy="false">=</mo>
        <mrow>
          <munderover>
            <mo stretchy="false">∫</mo>
            <msup>
              <mi>e</mi>
              <mi>n</mi>
            </msup>
            <mi>x</mi>
          </munderover>
          <mfrac>
            <mn>1</mn>
            <mrow>
              <mi>t</mi>
              <mi>log</mi>
              <mi>t</mi>
            </mrow>
          </mfrac>
        </mrow>
      </mrow>
      <mi mathvariant="italic">dt</mi>
    </mrow>
    <annotation encoding="StarMath 5.0">log log x  = int from { e^n } to x { 1 over {t log t} } dt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frac>
                <mrow>
                  <mi>log</mi>
                  <mi>n</mi>
                </mrow>
                <mrow>
                  <mi>log</mi>
                  <mrow>
                    <mn>1</mn>
                    <mo stretchy="false">+</mo>
                    <mi>a</mi>
                  </mrow>
                </mrow>
              </mfrac>
            </munderover>
            <mfrac>
              <msup>
                <mrow>
                  <mo fence="true" stretchy="false">(</mo>
                  <mrow>
                    <mrow>
                      <mn>1</mn>
                      <mo stretchy="false">+</mo>
                      <mi>a</mi>
                    </mrow>
                  </mrow>
                  <mo fence="true" stretchy="false">)</mo>
                </mrow>
                <mi>k</mi>
              </msup>
              <mi>k</mi>
            </mfrac>
          </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a</mi>
                    </mrow>
                  </mrow>
                  <mo fence="true" stretchy="false">)</mo>
                </mrow>
                <mi>k</mi>
              </msup>
              <mi>k</mi>
            </mfrac>
          </mrow>
        </mrow>
        <mo stretchy="false">=</mo>
        <mn>0</mn>
      </mrow>
    </mrow>
    <annotation encoding="StarMath 5.0">lim from {a rightarrow 0^"+" }{ } sum from k = 1 to {{log n} over {log {1+a}}} {( 1+a )^k over k} - sum from k = 1 to infinity {{(1-a)^k} over k} = 0</annotation>
  </semantics>
</math>
</file>

<file path=Object 3/content.xml><?xml version="1.0" encoding="utf-8"?>
<math xmlns="http://www.w3.org/1998/Math/MathML" display="block">
  <semantics>
    <mrow>
      <mrow>
        <mrow>
          <munder>
            <mi>lim</mi>
            <mrow>
              <mi>a</mi>
              <mo stretchy="false">→</mo>
              <msup>
                <mn>0</mn>
                <mtext>+</mtext>
              </msup>
            </mrow>
          </munder>
          <mrow/>
        </mrow>
        <mo stretchy="false">−</mo>
        <mi>i</mi>
      </mrow>
      <mrow>
        <mi mathvariant="normal">π</mi>
        <mo stretchy="false">−</mo>
        <mrow>
          <mo fence="true" stretchy="false">(</mo>
          <mrow>
            <mrow>
              <mn>1</mn>
              <mo stretchy="false">+</mo>
              <mi>a</mi>
            </mrow>
          </mrow>
          <mo fence="true" stretchy="false">)</mo>
        </mrow>
      </mrow>
      <mrow>
        <mi>n</mi>
        <mo stretchy="false">⋅</mo>
        <mi mathvariant="normal">Φ</mi>
      </mrow>
      <mrow>
        <mrow>
          <mo fence="true" stretchy="false">(</mo>
          <mrow>
            <mrow>
              <mrow>
                <mn>1</mn>
                <mo stretchy="false">+</mo>
                <mi>a</mi>
              </mrow>
              <mi>,</mi>
              <mn>1,</mn>
              <mrow>
                <mn>1</mn>
                <mo stretchy="false">+</mo>
                <mfrac>
                  <mrow>
                    <mi>log</mi>
                    <mi>n</mi>
                  </mrow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=</mo>
        <mn>0</mn>
      </mrow>
    </mrow>
    <annotation encoding="StarMath 5.0">lim from {a rightarrow 0^"+" }{ } -i %pi -(1+a) n cdot %PHI(1+a, 1, 1+ {log n}over{log(1+a)}) = 0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row>
                <mi>log</mi>
                <mi>n</mi>
              </mrow>
              <mrow>
                <mi>log</mi>
                <mrow>
                  <mn>1</mn>
                  <mo stretchy="false">+</mo>
                  <mi>a</mi>
                </mrow>
              </mrow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+</mo>
        <mi>log</mi>
      </mrow>
      <mrow>
        <mi>a</mi>
        <mo stretchy="false">=</mo>
        <mn>0</mn>
      </mrow>
    </mrow>
    <annotation encoding="StarMath 5.0">lim from {a rightarrow 0^"+" }{ } sum from k = 1 to {{log n} over {log {1+a}}} {( 1+a )^k over k} + log a = 0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row>
                <mi>log</mi>
                <mi>n</mi>
              </mrow>
              <mrow>
                <mi>log</mi>
                <mrow>
                  <mn>1</mn>
                  <mo stretchy="false">+</mo>
                  <mi>a</mi>
                </mrow>
              </mrow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=</mo>
        <mrow>
          <mo stretchy="false">−</mo>
          <mi>log</mi>
        </mrow>
      </mrow>
      <mi>a</mi>
    </mrow>
    <annotation encoding="StarMath 5.0">lim from {a rightarrow 0^"+" }{ } sum from k = 1 to {{log n} over {log {1+a}}} {( 1+a )^k over k}  = -log a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=</mo>
        <mrow>
          <mo stretchy="false">−</mo>
          <mi>log</mi>
        </mrow>
      </mrow>
      <mi>a</mi>
    </mrow>
    <annotation encoding="StarMath 5.0">lim from {a rightarrow 0^"+" }{ } sum from k = 1 to {m} {( 1+a )^k over k}  = -log a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i>n</mi>
              <mi>a</mi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+</mo>
        <mi>log</mi>
      </mrow>
      <mrow>
        <mi>a</mi>
        <mo stretchy="false">=</mo>
        <mn>0</mn>
      </mrow>
    </mrow>
    <annotation encoding="StarMath 5.0">lim from {a rightarrow 0^"+" }{ } sum from k = 1 to {n over a} {( 1+a )^k over k} + log a = 0</annotation>
  </semantics>
</math>
</file>

<file path=Object 8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frac>
                <mi>n</mi>
                <mi>a</mi>
              </mfrac>
            </munderover>
            <mfrac>
              <msup>
                <mrow>
                  <mo fence="true" stretchy="false">(</mo>
                  <mrow>
                    <mrow>
                      <mn>1</mn>
                      <mo stretchy="false">+</mo>
                      <mi>a</mi>
                    </mrow>
                  </mrow>
                  <mo fence="true" stretchy="false">)</mo>
                </mrow>
                <mi>k</mi>
              </msup>
              <mi>k</mi>
            </mfrac>
          </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a</mi>
                    </mrow>
                  </mrow>
                  <mo fence="true" stretchy="false">)</mo>
                </mrow>
                <mi>k</mi>
              </msup>
              <mi>k</mi>
            </mfrac>
          </mrow>
        </mrow>
        <mo stretchy="false">=</mo>
        <mn>0</mn>
      </mrow>
    </mrow>
    <annotation encoding="StarMath 5.0">lim from {a rightarrow 0^"+" }{ } sum from k = 1 to {n over a} {( 1+a )^k over k} - sum from k = 1 to infinity {{(1-a)^k} over k} = 0</annotation>
  </semantics>
</math>
</file>

<file path=Object 9/content.xml><?xml version="1.0" encoding="utf-8"?>
<math xmlns="http://www.w3.org/1998/Math/MathML" display="block">
  <semantics>
    <mrow>
      <mrow>
        <mrow>
          <munder>
            <mi>lim</mi>
            <mrow>
              <mi>a</mi>
              <mo stretchy="false">→</mo>
              <msup>
                <mn>0</mn>
                <mtext>+</mtext>
              </msup>
            </mrow>
          </munder>
          <mrow/>
        </mrow>
        <mo stretchy="false">−</mo>
        <mi>i</mi>
      </mrow>
      <mrow>
        <mi mathvariant="normal">π</mi>
        <mo stretchy="false">−</mo>
        <mrow>
          <msup>
            <mrow>
              <mo fence="true" stretchy="false">(</mo>
              <mrow>
                <mrow>
                  <mn>1</mn>
                  <mo stretchy="false">+</mo>
                  <mi>a</mi>
                </mrow>
              </mrow>
              <mo fence="true" stretchy="false">)</mo>
            </mrow>
            <mrow>
              <mn>1</mn>
              <mo stretchy="false">+</mo>
              <mfrac>
                <mi>n</mi>
                <mi>a</mi>
              </mfrac>
            </mrow>
          </msup>
          <mo stretchy="false">⋅</mo>
          <mi mathvariant="normal">Φ</mi>
        </mrow>
      </mrow>
      <mrow>
        <mrow>
          <mo fence="true" stretchy="false">(</mo>
          <mrow>
            <mrow>
              <mrow>
                <mn>1</mn>
                <mo stretchy="false">+</mo>
                <mi>a</mi>
              </mrow>
              <mi>,</mi>
              <mn>1,</mn>
              <mrow>
                <mn>1</mn>
                <mo stretchy="false">+</mo>
                <mfrac>
                  <mi>n</mi>
                  <mi>a</mi>
                </mfrac>
              </mrow>
            </mrow>
          </mrow>
          <mo fence="true" stretchy="false">)</mo>
        </mrow>
        <mo stretchy="false">=</mo>
        <mn>0</mn>
      </mrow>
    </mrow>
    <annotation encoding="StarMath 5.0">lim from {a rightarrow 0^"+" }{ } -i %pi -(1+a)^{1+ n over a} cdot %PHI(1+a, 1, 1+n over a) = 0</annotation>
  </semantics>
</math>
</file>